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810000059044053676.jpg" manifest:media-type="image/jpeg"/>
  <manifest:file-entry manifest:full-path="styles.xml" manifest:media-type="text/xml"/>
  <manifest:file-entry manifest:full-path="OLELinks/_141545863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397cm" fo:margin-left="-0.199cm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style:contextual-spacing="false"/>
    </style:style>
    <style:style style:name="P4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auto" style:text-underline-color="font-color" style:font-name-complex="Arial"/>
    </style:style>
    <style:style style:name="P5" style:family="paragraph" style:parent-style-name="Standard">
      <style:paragraph-properties fo:margin-top="0.212cm" fo:margin-bottom="0cm" style:contextual-spacing="false"/>
      <style:text-properties style:font-name="Arial" fo:font-weight="normal" officeooo:rsid="00397a7f" officeooo:paragraph-rsid="00397a7f" style:font-weight-asian="normal" style:font-name-complex="Arial" style:font-weight-complex="normal"/>
    </style:style>
    <style:style style:name="P6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paragraph-rsid="0020e0e2" style:font-weight-asian="bold" style:font-name-complex="Arial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8" style:family="paragraph" style:parent-style-name="Standard">
      <style:paragraph-properties fo:margin-top="0.212cm" fo:margin-bottom="0cm" style:contextual-spacing="false"/>
      <style:text-properties officeooo:paragraph-rsid="0020e0e2"/>
    </style:style>
    <style:style style:name="P9" style:family="paragraph" style:parent-style-name="Standard">
      <style:paragraph-properties fo:margin-top="0.212cm" fo:margin-bottom="0cm" style:contextual-spacing="false"/>
      <style:text-properties officeooo:paragraph-rsid="00363a6c"/>
    </style:style>
    <style:style style:name="P10" style:family="paragraph" style:parent-style-name="Standard">
      <style:paragraph-properties fo:margin-top="0.212cm" fo:margin-bottom="0cm" style:contextual-spacing="false" fo:text-align="start" style:justify-single-word="false"/>
      <style:text-properties officeooo:paragraph-rsid="00382dd0"/>
    </style:style>
    <style:style style:name="P11" style:family="paragraph" style:parent-style-name="Standard">
      <style:paragraph-properties fo:margin-top="0.212cm" fo:margin-bottom="0cm" style:contextual-spacing="false"/>
      <style:text-properties officeooo:paragraph-rsid="003c92eb"/>
    </style:style>
    <style:style style:name="P12" style:family="paragraph" style:parent-style-name="Standard">
      <style:paragraph-properties fo:margin-top="0.212cm" fo:margin-bottom="0cm" style:contextual-spacing="false"/>
      <style:text-properties officeooo:rsid="003d9f3c" officeooo:paragraph-rsid="003d9f3c"/>
    </style:style>
    <style:style style:name="P13" style:family="paragraph" style:parent-style-name="Standard">
      <style:paragraph-properties fo:margin-top="0.212cm" fo:margin-bottom="0cm" style:contextual-spacing="false"/>
      <style:text-properties officeooo:rsid="003d9f3c" officeooo:paragraph-rsid="003f4a70"/>
    </style:style>
    <style:style style:name="P14" style:family="paragraph" style:parent-style-name="Standard">
      <style:paragraph-properties fo:margin-top="0.212cm" fo:margin-bottom="0cm" style:contextual-spacing="false"/>
      <style:text-properties officeooo:rsid="00007c26" officeooo:paragraph-rsid="003d9f3c"/>
    </style:style>
    <style:style style:name="P15" style:family="paragraph" style:parent-style-name="Standard" style:master-page-name="">
      <style:paragraph-properties fo:margin-top="0.212cm" fo:margin-bottom="0cm" style:contextual-spacing="false" style:page-number="auto" fo:break-before="auto" fo:break-after="auto"/>
      <style:text-properties style:font-name="Arial" style:font-name-complex="Arial"/>
    </style:style>
    <style:style style:name="P16" style:family="paragraph" style:parent-style-name="Heading_20_3">
      <style:paragraph-properties fo:margin-top="0.212cm" fo:margin-bottom="0cm" style:contextual-spacing="false"/>
      <style:text-properties officeooo:rsid="003d9f3c" officeooo:paragraph-rsid="003f4a70"/>
    </style:style>
    <style:style style:name="P17" style:family="paragraph" style:parent-style-name="Standard">
      <style:text-properties style:font-name="Arial" officeooo:rsid="002d26e6" style:font-name-complex="Arial"/>
    </style:style>
    <style:style style:name="P18" style:family="paragraph" style:parent-style-name="Standard" style:master-page-name="Standard">
      <style:paragraph-properties fo:margin-top="0.212cm" fo:margin-bottom="0cm" style:contextual-spacing="false" style:page-number="auto"/>
      <style:text-properties style:font-name="Arial" style:font-name-complex="Arial"/>
    </style:style>
    <style:style style:name="P19" style:family="paragraph" style:parent-style-name="Standard">
      <style:paragraph-properties fo:margin-top="0.212cm" fo:margin-bottom="0cm" style:contextual-spacing="false"/>
      <style:text-properties style:font-name="Arial" fo:font-weight="normal" officeooo:rsid="003d9f3c" officeooo:paragraph-rsid="003d9f3c" style:font-weight-asian="normal" style:font-name-complex="Arial" style:font-weight-complex="normal"/>
    </style:style>
    <style:style style:name="P20" style:family="paragraph" style:parent-style-name="Standard" style:list-style-name="L1">
      <style:paragraph-properties fo:margin-top="0.212cm" fo:margin-bottom="0cm" style:contextual-spacing="false" fo:text-align="start" style:justify-single-word="false"/>
      <style:text-properties style:font-name="Arial" fo:font-size="12pt" fo:font-weight="bold" officeooo:rsid="00391010" officeooo:paragraph-rsid="00391010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212cm" fo:margin-bottom="0cm" style:contextual-spacing="false"/>
      <style:text-properties style:font-name="Arial" style:text-underline-style="none" fo:font-weight="bold" officeooo:rsid="002f0aff" officeooo:paragraph-rsid="00400951" style:font-weight-asian="bold" style:font-name-complex="Arial" style:font-weight-complex="bold"/>
    </style:style>
    <style:style style:name="P22" style:family="paragraph" style:parent-style-name="Preformatted_20_Text">
      <style:text-properties style:font-name="Arial" officeooo:rsid="002d26e6" style:font-name-complex="Arial"/>
    </style:style>
    <style:style style:name="P23" style:family="paragraph" style:parent-style-name="Preformatted_20_Text">
      <style:text-properties style:font-name="Arial" officeooo:rsid="00400951" officeooo:paragraph-rsid="00400951" style:font-name-complex="Arial"/>
    </style:style>
    <style:style style:name="P24" style:family="paragraph" style:parent-style-name="Preformatted_20_Text">
      <style:text-properties style:font-name="Arial" officeooo:rsid="00415ceb" officeooo:paragraph-rsid="00415ceb" style:font-name-complex="Arial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3b0593" style:font-size-asian="14pt" style:font-weight-asian="bold" style:font-name-complex="Arial" style:font-size-complex="14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267b42" style:font-name-complex="Arial"/>
    </style:style>
    <style:style style:name="T5" style:family="text">
      <style:text-properties style:font-name="Arial" officeooo:rsid="002a697d" style:font-name-complex="Arial"/>
    </style:style>
    <style:style style:name="T6" style:family="text">
      <style:text-properties style:font-name="Arial" officeooo:rsid="002f0aff" style:font-name-complex="Arial"/>
    </style:style>
    <style:style style:name="T7" style:family="text">
      <style:text-properties style:font-name="Arial" officeooo:rsid="00363a6c" style:font-name-complex="Arial"/>
    </style:style>
    <style:style style:name="T8" style:family="text">
      <style:text-properties style:font-name="Arial" officeooo:rsid="003b0593" style:font-name-complex="Arial"/>
    </style:style>
    <style:style style:name="T9" style:family="text">
      <style:text-properties style:font-name="Arial" officeooo:rsid="00415ceb" style:font-name-complex="Arial"/>
    </style:style>
    <style:style style:name="T10" style:family="text">
      <style:text-properties style:font-name="Arial" style:text-underline-style="solid" style:text-underline-width="bold" style:text-underline-color="font-color" fo:font-weight="bold" style:font-weight-asian="bold" style:font-name-complex="Arial"/>
    </style:style>
    <style:style style:name="T11" style:family="text">
      <style:text-properties style:font-name="Arial" style:text-underline-style="solid" style:text-underline-width="bold" style:text-underline-color="font-color" fo:font-weight="bold" officeooo:rsid="00382dd0" style:font-weight-asian="bold" style:font-name-complex="Arial"/>
    </style:style>
    <style:style style:name="T12" style:family="text">
      <style:text-properties style:font-name="Arial" fo:font-weight="normal" officeooo:rsid="003b0593" style:font-weight-asian="normal" style:font-name-complex="Arial" style:font-weight-complex="normal"/>
    </style:style>
    <style:style style:name="T13" style:family="text">
      <style:text-properties style:font-name="Arial" fo:font-weight="normal" officeooo:rsid="003c92eb" style:font-weight-asian="normal" style:font-name-complex="Ari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3c92eb"/>
    </style:style>
    <style:style style:name="T16" style:family="text">
      <style:text-properties officeooo:rsid="001f23d1"/>
    </style:style>
    <style:style style:name="T17" style:family="text">
      <style:text-properties officeooo:rsid="00415ceb"/>
    </style:style>
    <style:style style:name="T18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7"><text:span text:style-name="T1">Fiche d’anomalie N°</text:span><text:span text:style-name="T2">13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3">Date d’ouverture : </text:span><text:span text:style-name="T5">0</text:span><text:span text:style-name="T8">7</text:span><text:span text:style-name="T4">/0</text:span><text:span text:style-name="T5">5</text:span><text:span text:style-name="T4">/201</text:span><text:span text:style-name="T7">6</text:span></text:p>
          </table:table-cell>
          <table:table-cell table:style-name="Tableau1.B2" office:value-type="string">
            <text:p text:style-name="P9"><text:span text:style-name="T3">Date de clôture : <text:s text:c="5"/></text:span><text:span text:style-name="T9">28</text:span><text:span text:style-name="T4">/0</text:span><text:span text:style-name="T5">5</text:span><text:span text:style-name="T4">/201</text:span><text:span text:style-name="T7">6</text:span><text:span text:style-name="T3"> <text:s text:c="25"/> 4</text:span><text:bookmark text:name="_1410176768"/><text:bookmark text:name="_1410177184"/><text:bookmark text:name="_1415458630"/><text:bookmark text:name="_1418046982"/><field:fieldmark-start text:name="__Fieldmark__2184_1291748600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9"><text:span text:style-name="T10">Description :</text:span><text:span text:style-name="T3"> </text:span><text:span text:style-name="T12">Adobe Flash player</text:span></text:p>
            <text:p text:style-name="P11"><text:span text:style-name="T13">Le 04/05/2016, je reçois un e-mail « Vos prochains MOOC sur FUN », je m'intéresse <text:s/>au MOOC « </text:span>Fabriquer un objet connecté », <text:span text:style-name="T15">une vidéo explicative est proposée, je clique et le message « you need to install Adobe flash player », je l'installe <text:s/>à partir de la logithèque Ubuntu, l'installation semble se dérouler correctement, la logithèque indique le logiciel installé, toutefois, il y a un message :</text:span></text:p>
            <text:p text:style-name="P14">ATTENTION : L'installation de ce paquet Ubuntu provoque le téléchargement du plugin Adobe Flash Player à partir du site Web d'Adobe. La licence de distribution du plugin Adobe Flash Player est disponible à l'adresse www.adobe.com. L'installation de ce paquet Ubuntu implique que vous avez accepté les termes de cette licence.</text:p>
            <text:p text:style-name="P12">Lors de l'installation, je ne suis pas sollicité par l'acceptation des termes de la licence.</text:p>
            <text:p text:style-name="P13">Je vais sur le site adobe :</text:p>
            <text:h text:style-name="P16" text:outline-level="3"><text:bookmark text:name="AUTO_ID_columnright_h3_t_and_c"/>Terms &amp; conditions:</text:h>
            <text:section text:style-name="Sect1" text:name="eula">
              <text:p text:style-name="Text_20_body"><text:bookmark text:name="adobeEULA"/>By clicking the "Download now" button, you acknowledge that you have read and agree to the <text:bookmark text:name="AUTO_ID_db_a_license"/><text:a xlink:type="simple" xlink:href="https://wwwimages2.adobe.com/www.adobe.com/content/dam/Adobe/en/legal/licenses-terms/pdf/PlatformClients_PC_WWEULA-en_US-20150407_1357.pdf">Adobe Software Licensing Agreemen</text:a></text:p>
            </text:section>
            <text:p text:style-name="P13">j'initialise le téléchargement de APT for Ubuntu 10.04 +, je suis invité à choisir une application, je désigne la logithèque et je valide, le message ci-dessous apparaît :</text:p>
            <text:p text:style-name="P19">« Il n'y a pas de paquet logiciel appelé « adobe-flashplugin » dans vos sources de logiciels actuelles. »</text:p>
            <text:p text:style-name="P5"><text:span text:style-name="T14">Remède :</text:span> <text:s/><text:span text:style-name="T17">Faire des mises à jour fréquentes.</text:span>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10"><text:span text:style-name="T11">Procédure</text:span><text:span text:style-name="T10"> :</text:span><text:span text:style-name="T7"> </text:span></text:p>
            <text:list xml:id="list2483897470446325471" text:style-name="L1">
              <text:list-item>
                <text:p text:style-name="P20"/>
              </text:list-item>
            </text:list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6">Analyse : 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23">Génération de la liste des paquets avec la cde :</text:p>
            <text:p text:style-name="P22">dpkg --get-selections &gt; liste-des-paquets</text:p>
            <text:p text:style-name="P23">Sous libreoffice j'ouvre le fichier</text:p>
            <text:p text:style-name="P23">Avec l'utilitaire recherche : Adobe flash player, adobe, ado introuvables.</text:p>
            <text:p text:style-name="P23">Par contre, je trouve <text:span text:style-name="T16">flashplugin-installer</text:span></text:p>
            <text:p text:style-name="P24">apt list flashplugin-installer</text:p>
            <text:p text:style-name="P24">flashplugin-installer/trusty-updates,trusty-security,now 11.2.202.621ubuntu0.14.04.1 i386 [installed]</text:p>
            <text:p text:style-name="P24">Je retourne sur l'e-mail, puis je clique sur la vidéo et c'est OK</text:p>
            <text:p text:style-name="P17"/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8"><text:span text:style-name="T10">Conclusion </text:span><text:span text:style-name="T3">: </text:span><text:span text:style-name="T6"><text:s/></text:span><text:span text:style-name="T9">Je n'y comprend rien, parfois les choses se mettent en place après une mise à jour.</text:span></text:p>
            <text:p text:style-name="P8"/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0"><draw:image xlink:href="Pictures/1000000000000F810000059044053676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SAUVEGARDE/Données/SCAO/Projet_SCAO/Anomalies/Fiche d'anomalie N°13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05-28T18:11:58.633545137</dc:date>
    <meta:print-date>2016-05-28T18:09:52.830005904</meta:print-date>
    <meta:editing-cycles>14</meta:editing-cycles>
    <meta:editing-duration>PT1H12M33S</meta:editing-duration>
    <meta:generator>LibreOffice/4.2.8.2$Linux_x86 LibreOffice_project/420m0$Build-2</meta:generator>
    <meta:document-statistic meta:table-count="2" meta:image-count="1" meta:object-count="0" meta:page-count="1" meta:paragraph-count="28" meta:word-count="321" meta:character-count="2103" meta:non-whitespace-character-count="1774"/>
  </office:meta>
</office:document-meta>
</file>